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2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26pt solid #000000"/>
    </style:style>
    <style:style style:name="ce6" style:family="table-cell" style:parent-style-name="Default">
      <style:table-cell-properties fo:background-color="#cccccc" fo:border="0.26pt solid #0000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cccccc" fo:border="0.26pt solid #000000"/>
    </style:style>
    <style:style style:name="ce9" style:family="table-cell" style:parent-style-name="Default">
      <style:table-cell-properties fo:border="none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26pt solid #000000"/>
      <style:text-properties fo:color="#0000ee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26pt solid #000000"/>
      <style:text-properties fo:color="#cc0000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e" style:country-complex="IL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40000009536743pt" style:font-size-asian="6.40000009536743pt" style:font-name-complex="Ubuntu" style:font-name-asian="Ubuntu" style:language-complex="he" style:country-complex="IL" fo:color="#4c4c4c" fo:language="fr" fo:country="FR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fo:font-size="6.40000009536743pt"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2020-2021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/>
          <table:table-cell table:formula="of:=[.P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/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/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/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G21]+1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/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/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/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M30]+1"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7" table:number-columns-repeated="2"/>
          <table:table-cell table:style-name="ce9" office:value-type="string" calcext:value-type="string">
            <text:p><text:span text:style-name="T2"/></text:p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6"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style-name="ce6"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table table:name="Feuille2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P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/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/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G21]+1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/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/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M30]+1"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7" table:number-columns-repeated="2"/>
          <table:table-cell table:style-name="ce9" office:value-type="string" calcext:value-type="string">
            <text:p><text:span text:style-name="T2"/></text:p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6"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style-name="ce6"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style-name="ce5"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9:24:23.500745500</meta:creation-date>
    <dc:date>2020-07-04T21:02:55.534359224</dc:date>
    <meta:editing-duration>PT1H17M51S</meta:editing-duration>
    <meta:editing-cycles>25</meta:editing-cycles>
    <meta:generator>LibreOffice/6.0.7.3$Linux_X86_64 LibreOffice_project/00m0$Build-3</meta:generator>
    <meta:document-statistic meta:table-count="2" meta:cell-count="1456" meta:object-count="0"/>
  </office:meta>
</office:document-meta>
</file>